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Standard">Exercice p2</text:p>
        <text:p text:style-name="Standard">1/ </text:p>
        <text:p text:style-name="Standard">SELECT DISTINCT categorie </text:p>
        <text:p text:style-name="Standard">FROM evolution </text:p>
        <text:p text:style-name="Standard">ORDER BY categorie ASC;</text:p>
        <text:p text:style-name="Standard">2/ </text:p>
        <text:p text:style-name="Standard">SELECT COUNT (DISTINCT categorie) AS NbCategories </text:p>
        <text:p text:style-name="Standard">FROM evolution;</text:p>
        <text:p text:style-name="Standard">3/ </text:p>
        <text:p text:style-name="Standard">SELECT code </text:p>
        <text:p text:style-name="Standard">FROM ville </text:p>
        <text:p text:style-name="Standard">WHERE nom = "Caullery";</text:p>
        <text:p text:style-name="Standard">4/ </text:p>
        <text:p text:style-name="Standard">SELECT * </text:p>
        <text:p text:style-name="Standard">FROM evolution </text:p>
        <text:p text:style-name="Standard">WHERE code = "59140" </text:p>
        <text:p text:style-name="Standard">ORDER BY effectif ASC;</text:p>
        <text:p text:style-name="Standard">5/ </text:p>
        <text:p text:style-name="Standard">SELECT code </text:p>
        <text:p text:style-name="Standard">FROM evolution </text:p>
        <text:p text:style-name="Standard">WHERE effectif &gt; 2000;</text:p>
        <text:p text:style-name="Standard">6/ </text:p>
        <text:p text:style-name="Standard">SELECT SUM (effectif) AS NbAgricultrices </text:p>
        <text:p text:style-name="Standard">FROM evolution </text:p>
        <text:p text:style-name="Standard">WHERE categorie = "Agriculteurs Exploitants" </text:p>
        <text:p text:style-name="Standard">AND genre = "Femmes";</text:p>
        <text:p text:style-name="Standard">7/ </text:p>
        <text:p text:style-name="Standard">SELECT AVG(effectif) AS MoyenneEmployes </text:p>
        <text:p text:style-name="Standard">FROM evolution </text:p>
        <text:p text:style-name="Standard">WHERE categorie = "Employés";</text:p>
        <text:p text:style-name="Standard"/>
        <text:p text:style-name="Standard">Exercice p3</text:p>
        <text:p text:style-name="Standard">1/ </text:p>
        <text:p text:style-name="Standard">SELECT evolution.categorie, evolution.genre, evolution.effectif </text:p>
        <text:p text:style-name="Standard">FROM evolution </text:p>
        <text:p text:style-name="Standard">JOIN ville ON evolution.code = ville.code </text:p>
        <text:p text:style-name="Standard">WHERE ville.nom = "Caullery";</text:p>
        <text:p text:style-name="Standard">2/ </text:p>
        <text:p text:style-name="Standard">SELECT ville.nom, evolution.categorie, evolution.genre </text:p>
        <text:p text:style-name="Standard">FROM ville </text:p>
        <text:p text:style-name="Standard">JOIN evolution ON evolution.code = ville.code </text:p>
        <text:p text:style-name="Standard">WHERE evolution.effectif = 0 </text:p>
        <text:p text:style-name="Standard">ORDER BY evolution.categorie ASC;</text:p>
        <text:p text:style-name="Standard">3/ </text:p>
        <text:p text:style-name="Standard">SELECT ville.nom </text:p>
        <text:p text:style-name="Standard">FROM ville </text:p>
        <text:p text:style-name="Standard">JOIN evolution ON ville.code = evolution.code </text:p>
        <text:p text:style-name="Standard">WHERE evolution.effectif &gt; 2000;</text:p>
        <text:p text:style-name="Standard">4/ </text:p>
        <text:p text:style-name="Standard">SELECT ville.nom </text:p>
        <text:p text:style-name="Standard">FROM ville </text:p>
        <text:p text:style-name="Standard">JOIN evolution ON ville.code = evolution.code </text:p>
        <text:p text:style-name="Standard">WHERE evolution.effectif &gt; 2000 </text:p>
        <text:p text:style-name="Standard">ORDER BY evolution.effectif ASC;</text:p>
        <text:p text:style-name="Standard">5/ </text:p>
        <text:p text:style-name="Standard">SELECT ville.nom </text:p>
        <text:p text:style-name="Standard">FROM ville </text:p>
        <text:p text:style-name="Standard">JOIN evolution ON ville.code = evolution.code </text:p>
        <text:p text:style-name="Standard">WHERE evolution.effectif &gt; 2000 AND ville.nom &lt;&gt; "Lille" </text:p>
        <text:p text:style-name="Standard">ORDER BY evolution.effectif ASC;</text:p>
        <text:p text:style-name="Standard"/>
        <text:p text:style-name="Standard">Exercice p4</text:p>
        <text:p text:style-name="Standard">1/ </text:p>
        <text:p text:style-name="Standard">INSERT INTO ville('62800', 31', '62', 'Liévin', '50.416672,2.76667');</text:p>
        <text:p text:style-name="Standard">2/ </text:p>
        <text:p text:style-name="Standard">UPDATE ville </text:p>
        <text:p text:style-name="Standard">SET nom = 'LIEVIN' </text:p>
        <text:p text:style-name="Standard">WHERE nom = 'Liévin';</text:p>
        <text:p text:style-name="Standard">3/ </text:p>
        <text:p text:style-name="Standard">DELETE FROM ville </text:p>
        <text:p text:style-name="Standard">WHERE nom = 'LIEVIN';</text:p>
        <text:p text:style-name="Standard">4/ </text:p>
        <text:p text:style-name="Standard">5/ 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42:20.143947035</meta:creation-date>
    <dc:date>2023-01-05T14:44:02.371364073</dc:date>
    <meta:editing-duration>PT1M43S</meta:editing-duration>
    <meta:editing-cycles>1</meta:editing-cycles>
    <meta:document-statistic meta:table-count="0" meta:image-count="0" meta:object-count="0" meta:page-count="1" meta:paragraph-count="71" meta:word-count="208" meta:character-count="1473" meta:non-whitespace-character-count="1283"/>
    <meta:generator>LibreOffice/7.3.7.2$Linux_X86_64 LibreOffice_project/30$Build-2</meta:generator>
  </office:meta>
</office:document-meta>
</file>